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5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MANUEL BALCAZAR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SANCHEZ ROJAS, DICK NICXZO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6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SANCHEZ ROJAS, DICK NICXZO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5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3629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56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9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1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5T23:07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